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19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2.28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3" style:family="table-cell" style:parent-style-name="Default" style:data-style-name="N37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4" style:family="table-cell" style:parent-style-name="Default" style:data-style-name="N109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liado</text:p>
          </table:table-cell>
          <table:table-cell table:style-name="ce1" office:value-type="string" calcext:value-type="string">
            <text:p>Domiciliari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Observacion</text:p>
          </table:table-cell>
          <table:table-cell table:style-name="ce1" office:value-type="string" calcext:value-type="string">
            <text:p>Detall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funz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office:value-type="float" office:value="3142691940" calcext:value-type="float">
            <text:p>3142691940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onjunto sol de la sabana mosquera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funza barrio porvenir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barrio alicante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el hato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torres de zuame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diana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torres de zuame alcaparros 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mil hojaldres</text:p>
          </table:table-cell>
          <table:table-cell table:style-name="ce1" office:value-type="string" calcext:value-type="string">
            <text:p>16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barrio bacat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porvenir funz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arrio serrezuelit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el trebol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guicaly casas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sol de la saban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4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torres de zuame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ellizca funz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ellisca funz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mary 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lle 9 # 12 a - 20 funz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zuame robles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rincon de los virreyes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rubi, cerca de provivienda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alcaraban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torres de zuame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onjunto petrel</text:p>
          </table:table-cell>
          <table:table-cell table:style-name="ce1" office:value-type="string" calcext:value-type="string">
            <text:p>17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arrio auror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8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parque industrial san diego via siberi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4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arrio mexico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orton de mallorc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quintas del marques 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lle 24 b # 1 a - 99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arrio la cit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barrio bacat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barrio la seren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hamalu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lago funza</text:p>
          </table:table-cell>
          <table:table-cell table:style-name="ce1" office:value-type="string" calcext:value-type="string">
            <text:p>18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Hospital de funz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funza narajanjos <text:s/>el eden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hacienda el rosal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la cit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talepollo funz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trebol mosquer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mpiña san gabriel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villa sajonia mosquer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diamante mosquer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60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Hot Dogs Milan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arrio mexico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arrio alicante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mosquera 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recodos de san andres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novaterra zapan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8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reservas de zuame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8 # 17 - 57 barrio bacata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Mosquera quintas del marquez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la cita funza</text:p>
          </table:table-cell>
          <table:table-cell table:style-name="ce1" office:value-type="string" calcext:value-type="string">
            <text:p>20 nov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zuame</text:p>
          </table:table-cell>
          <table:table-cell table:style-name="ce1" office:value-type="string" calcext:value-type="string">
            <text:p>19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olegio bicentenario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prado funz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recodos de san andres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arrera 13#17-24</text:p>
          </table:table-cell>
          <table:table-cell table:style-name="ce2" office:value-type="string" calcext:value-type="string">
            <text:p>20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villa paul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campiñas del sol mosque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la auro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torres de zuame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ferreteria funz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guai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alle 9#10a47</text:p>
          </table:table-cell>
          <table:table-cell table:style-name="ce1" table:number-columns-repeated="2"/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serreziela </text:p>
          </table:table-cell>
          <table:table-cell table:style-name="ce1" office:value-type="string" calcext:value-type="string">
            <text:p>20 nov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reservas de mayorc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villa paol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elta campestre </text:p>
          </table:table-cell>
          <table:table-cell table:style-name="ce1" office:value-type="string" calcext:value-type="string">
            <text:p>20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villas de san andres </text:p>
          </table:table-cell>
          <table:table-cell table:style-name="ce1" office:value-type="string" calcext:value-type="string">
            <text:p>20 nov</text:p>
          </table:table-cell>
          <table:table-cell table:style-name="ce2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barrio la chaguy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palo alto mosque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zuame alcaparros</text:p>
          </table:table-cell>
          <table:table-cell table:style-name="ce1" office:value-type="string" calcext:value-type="string">
            <text:p>20 nov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poblado mosque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sol de la saban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4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zuame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novater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80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novaterr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80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portales de funz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portales de funza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apitas a lo loco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funza hato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alejandria real 4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quintas de los andes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Gustavo </text:p>
          </table:table-cell>
          <table:table-cell table:style-name="ce1" office:value-type="string" calcext:value-type="string">
            <text:p>zuame nogales </text:p>
          </table:table-cell>
          <table:table-cell table:style-name="ce1" office:value-type="string" calcext:value-type="string">
            <text:p>20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zapatoca funz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ellisc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maria mosquer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rados de san andres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wayr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ortales de funza 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ortales de funz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La auror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torres de san felipe, barrio arboled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mosquera</text:p>
          </table:table-cell>
          <table:table-cell table:style-name="ce1" office:value-type="string" calcext:value-type="string">
            <text:p>21 nov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funz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dian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zuame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marcel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labranti reservado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alcaravan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entro deportivo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Moray cojunto 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hacienda san andres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funza trebol manzana 7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funza calle 13 n10a 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<text:s/>funza villa marcela 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orvenir funz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funza calle 14 n9-51 prton rojo 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mayorc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ortijos de serrezuel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zuame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funza centro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villa diana</text:p>
          </table:table-cell>
          <table:table-cell table:style-name="ce1" office:value-type="string" calcext:value-type="string">
            <text:p>21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mosquera ciudad saban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4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funza portales de funza ,mazana f casa 158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funz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serrezuelita </text:p>
          </table:table-cell>
          <table:table-cell table:style-name="ce3" office:value-type="date" office:date-value="2021-11-22" calcext:value-type="date">
            <text:p>22/11/21</text:p>
          </table:table-cell>
          <table:table-cell table:style-name="ce2" office:value-type="float" office:value="3500" calcext:value-type="float">
            <text:p>3500</text:p>
          </table:table-cell>
          <table:table-cell table:style-name="ce5"/>
          <table:table-cell table:number-columns-repeated="1018"/>
        </table:table-row>
        <table:table-row table:style-name="ro2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al frente de colanta </text:p>
          </table:table-cell>
          <table:table-cell table:style-name="ce3" office:value-type="date" office:date-value="2021-11-22" calcext:value-type="date">
            <text:p>22/11/21</text:p>
          </table:table-cell>
          <table:table-cell table:style-name="ce2" office:value-type="float" office:value="3500" calcext:value-type="float">
            <text:p>3500</text:p>
          </table:table-cell>
          <table:table-cell table:style-name="ce5"/>
          <table:table-cell table:number-columns-repeated="1018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INSPECCION DE POLICIA DRA KATRINA</text:p>
          </table:table-cell>
          <table:table-cell table:style-name="ce3" office:value-type="date" office:date-value="2021-11-22" calcext:value-type="date">
            <text:p>22/11/21</text:p>
          </table:table-cell>
          <table:table-cell table:style-name="ce2" office:value-type="float" office:value="3500" calcext:value-type="float">
            <text:p>3500</text:p>
          </table:table-cell>
          <table:table-cell table:style-name="ce5"/>
          <table:table-cell table:number-columns-repeated="1018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villas del trebol </text:p>
          </table:table-cell>
          <table:table-cell table:style-name="ce3" office:value-type="date" office:date-value="2021-11-22" calcext:value-type="date">
            <text:p>22/11/21</text:p>
          </table:table-cell>
          <table:table-cell table:style-name="ce2" office:value-type="float" office:value="3500" calcext:value-type="float">
            <text:p>3500</text:p>
          </table:table-cell>
          <table:table-cell table:style-name="ce5"/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arques de normandi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provivienda funz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ortales de funz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arrio santa an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san marcos funz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hacienda san andres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sajonia</text:p>
          </table:table-cell>
          <table:table-cell table:style-name="ce1" office:value-type="string" calcext:value-type="string">
            <text:p>22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novaterra zapan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80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 </text:p>
          </table:table-cell>
          <table:table-cell table:style-name="ce1" office:value-type="string" calcext:value-type="string">
            <text:p>ica </text:p>
          </table:table-cell>
          <table:table-cell table:style-name="ce3" office:value-type="date" office:date-value="2021-11-22" calcext:value-type="date">
            <text:p>22/11/21</text:p>
          </table:table-cell>
          <table:table-cell table:style-name="ce2" office:value-type="float" office:value="4500" calcext:value-type="float">
            <text:p>4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porvenir funza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normandia del parque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parques de normandia 1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la aurora funza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mosquera ciudad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diana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villa sajonia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villas de san andres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porton de mayorca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quintas del marquez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hacienda san andres</text:p>
          </table:table-cell>
          <table:table-cell table:style-name="ce1" office:value-type="string" calcext:value-type="string">
            <text:p>23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altos de san juan mosquera</text:p>
          </table:table-cell>
          <table:table-cell table:style-name="ce1" office:value-type="string" calcext:value-type="string">
            <text:p>24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hacienda san andres</text:p>
          </table:table-cell>
          <table:table-cell table:style-name="ce1" office:value-type="string" calcext:value-type="string">
            <text:p>24 nov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Inspección de policía </text:p>
          </table:table-cell>
          <table:table-cell table:style-name="ce1" office:value-type="string" calcext:value-type="string">
            <text:p>24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arrio la aurora Funza </text:p>
          </table:table-cell>
          <table:table-cell table:style-name="ce1" office:value-type="string" calcext:value-type="string">
            <text:p>24 <text:s/>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ica </text:p>
          </table:table-cell>
          <table:table-cell table:style-name="ce3" office:value-type="date" office:date-value="2021-11-24" calcext:value-type="date">
            <text:p>24/11/21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villa de los Alpes casa#2 manzana D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altos de <text:s/>san juan </text:p>
          </table:table-cell>
          <table:table-cell table:style-name="ce4" office:value-type="date" office:date-value="2021-11-24" calcext:value-type="date">
            <text:p>24-nov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serrezuela <text:s/>calle 13 # 8 47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barrio aurora 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Mosquera calle #2 N.6-45 casa159 <text:s/>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planta e Colanta carrera #9 11-02 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villas de san Andrés-casa 151 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portales de funza </text:p>
          </table:table-cell>
          <table:table-cell table:style-name="ce2" office:value-type="string" calcext:value-type="string">
            <text:p>24 de noviembre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lle 13a <text:s/>7a-40 barrio nueva genora </text:p>
          </table:table-cell>
          <table:table-cell table:style-name="ce1" office:value-type="string" calcext:value-type="string">
            <text:p>24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lle13 #4-56 piso #2 segundo <text:s/>bar rio bremen </text:p>
          </table:table-cell>
          <table:table-cell table:style-name="ce1" office:value-type="string" calcext:value-type="string">
            <text:p>24 de noviembre <text:s/>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lle 13 a 7a 40 nueva gerona </text:p>
          </table:table-cell>
          <table:table-cell table:style-name="ce1" office:value-type="string" calcext:value-type="string">
            <text:p>24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ra 22 # 10 44 <text:s/>sta teresa </text:p>
          </table:table-cell>
          <table:table-cell table:style-name="ce1" office:value-type="string" calcext:value-type="string">
            <text:p>24 noviembre <text:s/>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ra 85 # 20 42 bellisca funza </text:p>
          </table:table-cell>
          <table:table-cell table:style-name="ce1" office:value-type="string" calcext:value-type="string">
            <text:p>24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apitas a lo loco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reserva campestre </text:p>
          </table:table-cell>
          <table:table-cell table:style-name="ce1" office:value-type="string" calcext:value-type="string">
            <text:p>24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normandia del parque 1</text:p>
          </table:table-cell>
          <table:table-cell table:style-name="ce1" office:value-type="string" calcext:value-type="string">
            <text:p>24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la aurora cra 12 # 20 02 </text:p>
          </table:table-cell>
          <table:table-cell table:style-name="ce1" office:value-type="string" calcext:value-type="string">
            <text:p>24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labranti 2 </text:p>
          </table:table-cell>
          <table:table-cell table:style-name="ce1" office:value-type="string" calcext:value-type="string">
            <text:p>24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zaume nogales </text:p>
          </table:table-cell>
          <table:table-cell table:style-name="ce3" office:value-type="date" office:date-value="2021-11-24" calcext:value-type="date">
            <text:p>24/11/21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san patrcio </text:p>
          </table:table-cell>
          <table:table-cell table:style-name="ce3" office:value-type="string" calcext:value-type="string">
            <text:p>24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siete trojes </text:p>
          </table:table-cell>
          <table:table-cell table:style-name="ce3" office:value-type="string" calcext:value-type="string">
            <text:p>24 de noviembre, <text:s/>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entro de Funza </text:p>
          </table:table-cell>
          <table:table-cell table:style-name="ce3" office:value-type="string" calcext:value-type="string">
            <text:p>24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portales de funza <text:s/>manzana </text:p>
          </table:table-cell>
          <table:table-cell table:style-name="ce3" office:value-type="string" calcext:value-type="string">
            <text:p>24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lle 20 # 13 a 67 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28 # 13 20 HACIENDA SAN ANDRES 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INSPECCION DE POLICIA DRA KATRINA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DE LOS ALPES 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20 # 10 74 RUBI 1 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RA 24 # 12 11 FUNZA 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RA 5 # <text:s/>2 35 <text:s/>mosquera </text:p>
          </table:table-cell>
          <table:table-cell table:style-name="ce1" office:value-type="string" calcext:value-type="string">
            <text:p>25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UNDO PASTELERI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4 #24 04 local 2 Funza </text:p>
          </table:table-cell>
          <table:table-cell table:style-name="ce1" office:value-type="string" calcext:value-type="string">
            <text:p>25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9 #20A-01 villa diana </text:p>
          </table:table-cell>
          <table:table-cell table:style-name="ce1" office:value-type="string" calcext:value-type="string">
            <text:p>25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Parque industrial el Cabrero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ra 19 #8-33 M2 13 casa 18 villa diana </text:p>
          </table:table-cell>
          <table:table-cell table:style-name="ce1" office:value-type="string" calcext:value-type="string">
            <text:p>26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UNDO PASTELERI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lle 7 #5-29 Alejandría real 1 torre 7 apto 204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4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ra 12 #17-63 funza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lle 16 #15-45 negocio esquinero</text:p>
          </table:table-cell>
          <table:table-cell table:style-name="ce1" office:value-type="string" calcext:value-type="string">
            <text:p>26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el hato 2</text:p>
          </table:table-cell>
          <table:table-cell table:style-name="ce1" office:value-type="string" calcext:value-type="string">
            <text:p>25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senderos </text:p>
          </table:table-cell>
          <table:table-cell table:style-name="ce1" office:value-type="string" calcext:value-type="string">
            <text:p>25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Multicentro torre 8 apto 302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Quintas de San Jorge casa 101 Funza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rrera #7ª <text:s/>17ª-22 barrio México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arrera 15 #9-11 </text:p>
          </table:table-cell>
          <table:table-cell table:style-name="ce2" office:value-type="string" calcext:value-type="string">
            <text:p>26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Hato segundo sector </text:p>
          </table:table-cell>
          <table:table-cell table:style-name="ce1" office:value-type="string" calcext:value-type="string">
            <text:p>26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Senderos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apitas a lo loc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Torre campo el hato apto 519 torre 8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<text:s/>Multicentro torre 5 apto 2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5 #10-26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apitas a lo loc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Guicali apartamentos torre 8 apto 402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entro de Funza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villa paola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funza zapatoca </text:p>
          </table:table-cell>
          <table:table-cell table:style-name="ce2" office:value-type="string" calcext:value-type="string">
            <text:p>26 de noviembre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Hacienda el rosal torre 11 apto 103</text:p>
          </table:table-cell>
          <table:table-cell table:style-name="ce1" office:value-type="string" calcext:value-type="string">
            <text:p>26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<text:s/>Carrera 9#17-27 bodega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naranjos del eden </text:p>
          </table:table-cell>
          <table:table-cell table:style-name="ce2" office:value-type="string" calcext:value-type="string">
            <text:p>26 de noveimbre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10ª #17b-16 villa Adriana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Torres de zuame los nogales 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Altos del guali etapa 3 torre 1 apto 104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3 # 9 <text:s/>95 </text:p>
          </table:table-cell>
          <table:table-cell table:style-name="ce1" office:value-type="string" calcext:value-type="string">
            <text:p>26 de noiembre 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Zuame alcaparras </text:p>
          </table:table-cell>
          <table:table-cell table:style-name="ce1" office:value-type="string" calcext:value-type="string">
            <text:p>26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rrera 7b #14 39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hon</text:p>
          </table:table-cell>
          <table:table-cell table:style-name="ce1" office:value-type="string" calcext:value-type="string">
            <text:p>hacienda san andres </text:p>
          </table:table-cell>
          <table:table-cell table:style-name="ce4" office:value-type="date" office:date-value="2021-11-26" calcext:value-type="date">
            <text:p>26-nov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rrera 28 #13-20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12-17 conjunto balcones de Funza </text:p>
          </table:table-cell>
          <table:table-cell table:style-name="ce1" office:value-type="string" calcext:value-type="string">
            <text:p>26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Zuame bloque <text:s/>28 casa 15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Nnn</text:p>
          </table:table-cell>
          <table:table-cell table:style-name="ce1" office:value-type="string" calcext:value-type="string">
            <text:p>26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Funza</text:p>
          </table:table-cell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rrera7D #7B-39 provivienda Funza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rrera 5 #26-75 torres de zuame pinares torre j apto 502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<text:s/>Trébol manzana 1 interior 5 casa 10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olanta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<text:s/>Diagonal 3 #11-04 <text:s/>quintas del marques 3 casa h27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iudad sábana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6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Sala de ventas acala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<text:s/>Carrera 2c este #16a-15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rrera 6 este # 17-17 conjunto reserva Mallorca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apitas a lo loc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rrera 17b #17-25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/>
          <table:table-cell table:style-name="ce1" office:value-type="string" calcext:value-type="string">
            <text:p>Calle 3 #4-55</text:p>
          </table:table-cell>
          <table:table-cell table:style-name="ce2" office:value-type="string" calcext:value-type="string">
            <text:p>27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arrea 6a #21-04 </text:p>
          </table:table-cell>
          <table:table-cell table:style-name="ce2" office:value-type="string" calcext:value-type="string">
            <text:p>27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al frente del oasis </text:p>
          </table:table-cell>
          <table:table-cell table:style-name="ce2" office:value-type="string" calcext:value-type="string">
            <text:p>27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entro acopio tingua </text:p>
          </table:table-cell>
          <table:table-cell table:style-name="ce2" office:value-type="string" calcext:value-type="string">
            <text:p>27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odega Colanta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UNDO PASTELERI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ra 12 a# 9-70 local 2 </text:p>
          </table:table-cell>
          <table:table-cell table:style-name="ce1" office:value-type="string" calcext:value-type="string">
            <text:p>27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Senderos de sietetrojes </text:p>
          </table:table-cell>
          <table:table-cell table:style-name="ce4" office:value-type="date" office:date-value="2021-11-27" calcext:value-type="date">
            <text:p>27-nov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Porvenir Funza carrera 6#8-02</text:p>
          </table:table-cell>
          <table:table-cell table:style-name="ce1" office:value-type="string" calcext:value-type="string">
            <text:p>27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lle 02N. 07-64 casa 42</text:p>
          </table:table-cell>
          <table:table-cell table:style-name="ce1" office:value-type="string" calcext:value-type="string">
            <text:p>27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normandias del parque </text:p>
          </table:table-cell>
          <table:table-cell table:style-name="ce2" office:value-type="string" calcext:value-type="string">
            <text:p>27 de noviembre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alle 9#8-80</text:p>
          </table:table-cell>
          <table:table-cell table:style-name="ce2" office:value-type="string" calcext:value-type="string">
            <text:p>27 de noviembre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barrio la cita </text:p>
          </table:table-cell>
          <table:table-cell table:style-name="ce2" office:value-type="string" calcext:value-type="string">
            <text:p>27 de noviembre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zuame <text:s/>robles </text:p>
          </table:table-cell>
          <table:table-cell table:style-name="ce2" office:value-type="string" calcext:value-type="string">
            <text:p>27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barrio mexico naranjas del eden</text:p>
          </table:table-cell>
          <table:table-cell table:style-name="ce2" office:value-type="string" calcext:value-type="string">
            <text:p>27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ra 18A siete trojes </text:p>
          </table:table-cell>
          <table:table-cell table:style-name="ce1" office:value-type="string" calcext:value-type="string">
            <text:p>27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Papitas a lo loco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alle 24 n 2 44 el hato </text:p>
          </table:table-cell>
          <table:table-cell table:style-name="ce1" office:value-type="string" calcext:value-type="string">
            <text:p>27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alle 24 n 2 44 el hato </text:p>
          </table:table-cell>
          <table:table-cell table:style-name="ce1" office:value-type="string" calcext:value-type="string">
            <text:p>27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rrera 4tA <text:s/>senderos de funda estapa 2 bloque 12 casa 25</text:p>
          </table:table-cell>
          <table:table-cell table:style-name="ce1" office:value-type="string" calcext:value-type="string">
            <text:p>27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Prados de San Andrés </text:p>
          </table:table-cell>
          <table:table-cell table:style-name="ce1" office:value-type="string" calcext:value-type="string">
            <text:p>28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Villa santa Ana carrera 20ª #11-37</text:p>
          </table:table-cell>
          <table:table-cell table:style-name="ce1" office:value-type="string" calcext:value-type="string">
            <text:p>28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Puerto luna </text:p>
          </table:table-cell>
          <table:table-cell table:style-name="ce1" office:value-type="string" calcext:value-type="string">
            <text:p>28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lle 15 21ª02 funda finca de capricho </text:p>
          </table:table-cell>
          <table:table-cell table:style-name="ce1" office:value-type="string" calcext:value-type="string">
            <text:p>28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San Marcos carrera 5d #6-23 casa 2b</text:p>
          </table:table-cell>
          <table:table-cell table:style-name="ce1" office:value-type="string" calcext:value-type="string">
            <text:p>28 de noviembre 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lle 22 n 7b-80 barrio de bellizca casa 1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20 #5-94 conjunto Santillanacasa 125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arrera 24 <text:s/>#10-98 conjunto residencial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lle 18 15-25 portales de funza 🍎 E casa 13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Funza centro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Alfrente del colegio furarena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El trébol Wally bloque q7 <text:s/>casa 1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2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Calle 12 # 25-48 villa paola </text:p>
          </table:table-cell>
          <table:table-cell table:style-name="ce2" office:value-type="string" calcext:value-type="string">
            <text:p>28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lle 14#11-31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Portales de funza 🍎 c 96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Hacienda el rosal torre 12 apto 301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8ª #20 47 villa diana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WokBox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alle 12 no5-35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El prado carrera 12 #8-34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Para la ciudad de los puertos <text:s/>Puerto madera casa 23 Mosquera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4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lle 9#8-71 casa 46 parque de funza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7b-7b15 provivienda alpie de el salón comunal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Fronteras Casual Foo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lle 4 #1ª-126 e la Sierra casa blanca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6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rrera este4 #17-18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WokBox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Quinta alta etapa 2 casa 5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WokBox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iudad sábana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6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Barrio senderos al lado le las canchas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lle 22 7b-80 cerrezuala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onjunto villas de trebol funza casa 163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Hacienda los caballos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WokBox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Pedido incompleto le tocó devolverse 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4 este #17-18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4 este #17-18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Calle 18 #15-25 portales de funza 🍎 e casa 97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3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 </text:p>
          </table:table-cell>
          <table:table-cell table:style-name="ce1" office:value-type="string" calcext:value-type="string">
            <text:p>Carrera 8 #20-27 bellisca </text:p>
          </table:table-cell>
          <table:table-cell table:style-name="ce2" office:value-type="string" calcext:value-type="string">
            <text:p>28 de noviembre </text:p>
          </table:table-cell>
          <table:table-cell table:style-name="ce2" office:value-type="string" calcext:value-type="string">
            <text:p>3500</text:p>
            <text:p/>
          </table:table-cell>
          <table:table-cell table:number-columns-repeated="1019"/>
        </table:table-row>
        <table:table-row table:style-name="ro4" table:visibility="filter">
          <table:table-cell table:style-name="ce1" office:value-type="string" calcext:value-type="string">
            <text:p>la vencidad del chavo 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zapatoca funza</text:p>
          </table:table-cell>
          <table:table-cell table:style-name="ce2" office:value-type="string" calcext:value-type="string">
            <text:p>28 de noviembre 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<text:s/>la vencidad del chavo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Prados de San Andrés etapa 2 casa 100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alle 13 #17-03 el lago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lle 17#13-03 estancia #3 Mosquera torre 2 apto 404</text:p>
          </table:table-cell>
          <table:table-cell table:style-name="ce1" office:value-type="string" calcext:value-type="string">
            <text:p>28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Villa de Alpes <text:s/>casa 2 🍎D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Bodega de Colanta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UNDO PASTELERIA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Calle 15 #1-46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Elkin sneyder</text:p>
          </table:table-cell>
          <table:table-cell table:style-name="ce1" office:value-type="string" calcext:value-type="string">
            <text:p>Inspección de policía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WokBox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Carrera 2#22-16 conjunto maderos el hato funza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y Burritos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19ª 15ª-27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3 A#7A-34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La Vecindad Del Chavo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Quintas del trebol 🍎11 casa 9 interior 3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arrera 12 #18ª-49 casa 3 🍎D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rrera 23 ª#12-03 villa Paola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Calle 23 5-27 interior 26 casa 3 condominio palo alto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Transversa 17#7c-38 alicante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2 #25-90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#28-20 casa 82 villas de San Andrés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rrera 6 este #17-17 reserva de mallorca 2 casa 53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rrera 24 #10-98 torre 6 apto 402 conjunto moray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28 #13-20 conjunto hacienda San </text:p>
          </table:table-cell>
          <table:table-cell table:style-name="ce1" office:value-type="string" calcext:value-type="string">
            <text:p>29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John Alexander </text:p>
          </table:table-cell>
          <table:table-cell table:style-name="ce1" office:value-type="string" calcext:value-type="string">
            <text:p>Av novena <text:s/>24#ª-75 barrio aurora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Hot Dogs Milan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7B #18A-61 barrio México 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4 no.8ª-58 Alejandría real 7,torre 11 apto403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Nuevo Aliado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14ª 10-27 sur, torre 7 404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6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12 #16-16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lle 13 #9-45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Mi centro local 106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Market Place</text:p>
          </table:table-cell>
          <table:table-cell table:style-name="ce1" office:value-type="string" calcext:value-type="string">
            <text:p>Favian Alexander</text:p>
          </table:table-cell>
          <table:table-cell table:style-name="ce1" office:value-type="string" calcext:value-type="string">
            <text:p>Carrera 28 #13-20 torre 11 apto 303 conjunto hacienda San Andrés </text:p>
          </table:table-cell>
          <table:table-cell table:style-name="ce1" office:value-type="string" calcext:value-type="string">
            <text:p>30 de noviembre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visibility="filter">
          <table:table-cell table:style-name="ce1" office:value-type="string" calcext:value-type="string">
            <text:p>Arepas de mi apa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No envío comanda </text:p>
          </table:table-cell>
          <table:table-cell table:style-name="ce1" office:value-type="string" calcext:value-type="string">
            <text:p>30 de noviembre 7:33pm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ueva Felicidad</text:p>
          </table:table-cell>
          <table:table-cell table:style-name="ce1" office:value-type="string" calcext:value-type="string">
            <text:p>Albanio</text:p>
          </table:table-cell>
          <table:table-cell table:style-name="ce1" office:value-type="string" calcext:value-type="string">
            <text:p>Carrera 12 #20ª-121 acalaban <text:s/>interior 1 apto 50</text:p>
          </table:table-cell>
          <table:table-cell table:style-name="ce1" office:value-type="string" calcext:value-type="string">
            <text:p>30 de noviembre 7:33pm</text:p>
          </table:table-cell>
          <table:table-cell table:style-name="ce1" office:value-type="string" calcext:value-type="string">
            <text:p>3500</text:p>
          </table:table-cell>
          <table:table-cell table:number-columns-repeated="1019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E317" table:display-filter-buttons="true">
          <table:filter>
            <table:filter-and>
              <table:filter-condition table:value="Nueva Felicidad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Cdoctor</meta:initial-creator>
    <meta:print-date>2021-12-07T20:28:55</meta:print-date>
    <meta:creation-date>2021-12-09T17:26:43</meta:creation-date>
    <dc:date>2021-12-09T15:58:03.977000000</dc:date>
    <meta:generator>LibreOffice/7.2.2.2$Windows_X86_64 LibreOffice_project/02b2acce88a210515b4a5bb2e46cbfb63fe97d56</meta:generator>
    <meta:editing-duration>PT9M2S</meta:editing-duration>
    <meta:editing-cycles>1</meta:editing-cycles>
    <meta:document-statistic meta:table-count="1" meta:cell-count="1583" meta:object-count="0"/>
    <meta:user-defined meta:name="AppVersion">16.0300</meta:user-defined>
  </office:meta>
</office:document-meta>
</file>